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layout-cache" manifest:media-type="application/binary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L Gothic" svg:font-family="'VL Gothic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L Gothic" fo:font-size="12pt" style:font-name-asian="VL Gothic" style:font-size-asian="12pt" style:font-size-complex="12pt"/>
    </style:style>
    <style:style style:name="P2" style:family="paragraph" style:parent-style-name="Standard">
      <style:paragraph-properties fo:margin-left="0.2917in" fo:margin-right="0in" fo:text-align="start" style:justify-single-word="false" fo:text-indent="0in" style:auto-text-indent="false"/>
      <style:text-properties style:font-name="VL Gothic" fo:font-size="12pt" style:font-name-asian="VL Gothic" style:font-size-asian="12pt" style:font-size-complex="12pt"/>
    </style:style>
    <style:style style:name="P3" style:family="paragraph" style:parent-style-name="Standard">
      <style:paragraph-properties fo:margin-left="0.2917in" fo:margin-right="0in" fo:text-align="start" style:justify-single-word="false" fo:text-indent="0in" style:auto-text-indent="false"/>
      <style:text-properties style:font-name="VL Gothic" fo:font-size="12pt" officeooo:paragraph-rsid="001c703a" style:font-name-asian="VL Gothic" style:font-size-asian="12pt" style:font-size-complex="12pt"/>
    </style:style>
    <style:style style:name="P4" style:family="paragraph" style:parent-style-name="Standard">
      <style:paragraph-properties fo:margin-left="0.2917in" fo:margin-right="0in" fo:text-align="start" style:justify-single-word="false" fo:text-indent="0in" style:auto-text-indent="false"/>
      <style:text-properties style:font-name="VL Gothic" fo:font-size="12pt" officeooo:paragraph-rsid="003f26b4" style:font-name-asian="VL Gothic" style:font-size-asian="12pt" style:font-size-complex="12pt"/>
    </style:style>
    <style:style style:name="P5" style:family="paragraph" style:parent-style-name="Standard">
      <style:paragraph-properties fo:margin-left="0.2917in" fo:margin-right="0in" fo:text-align="start" style:justify-single-word="false" fo:text-indent="0in" style:auto-text-indent="false"/>
      <style:text-properties style:font-name="VL Gothic" fo:font-size="16pt" style:font-name-asian="VL Gothic" style:font-size-asian="16pt" style:font-size-complex="16pt"/>
    </style:style>
    <style:style style:name="P6" style:family="paragraph" style:parent-style-name="Standard">
      <style:paragraph-properties fo:margin-left="0.2917in" fo:margin-right="0in" fo:text-align="start" style:justify-single-word="false" fo:text-indent="0in" style:auto-text-indent="false"/>
      <style:text-properties style:font-name="VL Gothic" fo:font-size="16pt" officeooo:paragraph-rsid="00188abc" style:font-name-asian="VL Gothic" style:font-size-asian="16pt" style:font-size-complex="16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VL Gothic" fo:font-size="12pt" style:font-name-asian="VL Gothic" style:font-size-asian="12pt" style:font-size-complex="12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VL Gothic" fo:font-size="12pt" officeooo:paragraph-rsid="002c74ef" style:font-name-asian="VL Gothic" style:font-size-asian="12pt" style:font-size-complex="12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VL Gothic" fo:font-size="12pt" officeooo:paragraph-rsid="002a34ac" style:font-name-asian="VL Gothic" style:font-size-asian="12pt" style:font-size-complex="12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VL Gothic" fo:font-size="12pt" officeooo:paragraph-rsid="003069c2" style:font-name-asian="VL Gothic" style:font-size-asian="12pt" style:font-size-complex="12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VL Gothic" fo:font-size="12pt" officeooo:paragraph-rsid="003f26b4" style:font-name-asian="VL Gothic" style:font-size-asian="12pt" style:font-size-complex="12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VL Gothic" fo:font-size="16pt" style:font-name-asian="VL Gothic" style:font-size-asian="16pt" style:font-size-complex="16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VL Gothic" fo:font-size="16pt" officeooo:paragraph-rsid="0036673c" style:font-name-asian="VL Gothic" style:font-size-asian="16pt" style:font-size-complex="16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VL Gothic" fo:font-size="14pt" style:font-name-asian="VL Gothic" style:font-size-asian="14pt" style:font-size-complex="14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fo:background-color="#ffffff">
        <style:background-image/>
      </style:paragraph-properties>
      <style:text-properties style:font-name="VL Gothic" fo:font-size="12pt" style:font-name-asian="VL Gothic" style:font-size-asian="12pt" style:font-size-complex="12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fo:background-color="#ffffff">
        <style:background-image/>
      </style:paragraph-properties>
      <style:text-properties officeooo:paragraph-rsid="003d9387"/>
    </style:style>
    <style:style style:name="P17" style:family="paragraph" style:parent-style-name="Title">
      <style:text-properties fo:font-size="18pt" fo:font-weight="normal" style:font-name-asian="VL Gothic" style:font-size-asian="18pt" style:font-weight-asian="normal" style:font-size-complex="18pt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VL Gothic" fo:font-size="12pt" style:font-name-asian="VL Gothic" style:font-size-asian="12pt" style:font-size-complex="12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VL Gothic" fo:font-size="12pt" officeooo:paragraph-rsid="0036673c" style:font-name-asian="VL Gothic" style:font-size-asian="12pt" style:font-size-complex="12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VL Gothic" fo:font-size="12pt" officeooo:rsid="003a594a" style:font-name-asian="VL Gothic" style:font-size-asian="12pt" style:font-size-complex="12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VL Gothic" fo:font-size="14pt" officeooo:rsid="003bc597" style:font-name-asian="VL Gothic" style:font-size-asian="12.25pt" style:font-size-complex="14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VL Gothic" fo:font-size="14pt" officeooo:rsid="003d9387" style:font-name-asian="VL Gothic" style:font-size-asian="12.25pt" style:font-size-complex="14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VL Gothic" fo:font-size="16pt" style:font-name-asian="VL Gothic" style:font-size-asian="16pt" style:font-size-complex="16pt"/>
    </style:style>
    <style:style style:name="P24" style:family="paragraph" style:parent-style-name="Standard">
      <style:paragraph-properties fo:margin-left="0.2917in" fo:margin-right="0in" fo:text-align="start" style:justify-single-word="false" fo:text-indent="0in" style:auto-text-indent="false"/>
      <style:text-properties style:font-name="VL Gothic" fo:font-size="14pt" officeooo:rsid="003bc597" style:font-name-asian="VL Gothic" style:font-size-asian="14pt" style:font-size-complex="14pt"/>
    </style:style>
    <style:style style:name="P25" style:family="paragraph" style:parent-style-name="Standard">
      <style:paragraph-properties fo:margin-left="0.2917in" fo:margin-right="0in" fo:text-align="start" style:justify-single-word="false" fo:text-indent="0in" style:auto-text-indent="false"/>
      <style:text-properties style:font-name="VL Gothic" fo:font-size="14pt" officeooo:rsid="003bc597" style:font-name-asian="VL Gothic" style:font-size-asian="12.25pt" style:font-size-complex="14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3069c2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38717b" style:font-size-asian="12pt" style:font-size-complex="12pt"/>
    </style:style>
    <style:style style:name="T6" style:family="text">
      <style:text-properties fo:font-size="12pt" officeooo:rsid="003a594a" style:font-size-asian="12pt" style:font-size-complex="12pt"/>
    </style:style>
    <style:style style:name="T7" style:family="text">
      <style:text-properties fo:font-size="12pt" officeooo:rsid="003d9387" style:font-size-asian="12pt" style:font-size-complex="12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3bc597" style:font-size-asian="14pt" style:font-size-complex="14pt"/>
    </style:style>
    <style:style style:name="T10" style:family="text">
      <style:text-properties fo:font-size="14pt" officeooo:rsid="003bc597" style:font-size-asian="12.25pt" style:font-size-complex="14pt"/>
    </style:style>
    <style:style style:name="T11" style:family="text">
      <style:text-properties fo:font-size="14pt" officeooo:rsid="003d9387" style:font-size-asian="12.25pt" style:font-size-complex="14pt"/>
    </style:style>
    <style:style style:name="T12" style:family="text">
      <style:text-properties officeooo:rsid="003bc597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style:font-name="VL Gothic" fo:font-size="14pt" officeooo:rsid="003bcf19" style:font-name-asian="VL Gothic" style:font-size-asian="14pt" style:font-size-complex="14pt"/>
    </style:style>
    <style:style style:name="T15" style:family="text">
      <style:text-properties style:font-name="VL Gothic" fo:font-size="14pt" officeooo:rsid="003d9387" style:font-name-asian="VL Gothic" style:font-size-asian="14pt" style:font-size-complex="14pt"/>
    </style:style>
    <style:style style:name="T16" style:family="text">
      <style:text-properties style:font-name="VL Gothic" fo:font-size="12pt" style:font-name-asian="VL Gothic" style:font-size-asian="12pt" style:font-size-complex="12pt"/>
    </style:style>
    <style:style style:name="T17" style:family="text">
      <style:text-properties style:font-name="VL Gothic" fo:font-size="12pt" officeooo:rsid="003d9387" style:font-name-asian="VL Gothic" style:font-size-asian="12pt" style:font-size-complex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style:shadow="none" draw:shadow-opacity="100%" draw:ole-draw-aspect="1">
        <style:background-image/>
      </style:graphic-properties>
    </style:style>
    <style:style style:name="fr3" style:family="graphic" style:parent-style-name="Formula">
      <style:graphic-properties style:vertical-pos="from-top" style:horizontal-pos="from-left" style:horizontal-rel="paragraph-content" fo:background-color="#ffffff" style:background-transparency="0%" draw:fill="solid" draw:fill-gradient-name="Tango_5f_5f_5f_20_5f_5f_5f_Gray" draw:ole-draw-aspect="1">
        <style:background-image/>
      </style:graphic-properties>
    </style:style>
    <style:style style:name="fr4" style:family="graphic" style:parent-style-name="Formula">
      <style:graphic-properties style:vertical-pos="from-top" style:horizontal-pos="from-left" style:horizontal-rel="paragraph-content" fo:background-color="#ffffff" style:background-transparency="0%" draw:fill="solid" draw:ole-draw-aspect="1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进制转换计算方法</text:p>
      <text:p text:style-name="P1">作者 彭一航</text:p>
      <text:p text:style-name="P1">开始日期 2017-12-21</text:p>
      <text:p text:style-name="P6"><text:span text:style-name="T1">0</text:span> 主旨</text:p>
      <text:p text:style-name="P4">讲解把十进制整数或小数转换成其它进制数的计算过程，实现一个做进制转换的程序，</text:p>
      <text:p text:style-name="P11">这个程序将用c语言，python,shell,matlab分别实现一遍。</text:p>
      <text:p text:style-name="P5">1 十进制整数转其它进制计算方法</text:p>
      <text:p text:style-name="P13"><text:tab/><text:span text:style-name="T8">1.1 通用逻辑</text:span></text:p>
      <text:p text:style-name="P13"><text:span text:style-name="T4"><text:tab/>用</text:span><text:span text:style-name="T5">dec</text:span><text:span text:style-name="T4">表示原十进制数，用</text:span><text:span text:style-name="T5">oba</text:span><text:span text:style-name="T4">表示目标进制</text:span><text:span text:style-name="T5">，</text:span></text:p>
      <text:p text:style-name="P19"><text:tab/>第一步，</text:p>
      <text:p text:style-name="P13"><text:span text:style-name="T4"><text:tab/><text:tab/></text:span><text:span text:style-name="T4"><draw:frame draw:style-name="fr1" draw:name="Object7" text:anchor-type="as-char" svg:y="-0.1701in" svg:width="1.9075in" svg:height="0.2252in" draw:z-index="14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3"><text:span text:style-name="T4"><text:tab/><text:tab/></text:span><text:span text:style-name="T5">res表示相除结果，rem表示余数,</text:span></text:p>
      <text:p text:style-name="P7"><text:tab/>第二步，</text:p>
      <text:p text:style-name="P7"><text:tab/><text:tab/>令十进制数等于上一步相除结果，用新的十进制数继续除以目标进制，行到新的相除结果和余数，</text:p>
      <text:p text:style-name="P12"><text:span text:style-name="T4"><text:tab/><text:tab/></text:span><text:span text:style-name="T4"><draw:frame draw:style-name="fr1" draw:name="Object16" text:anchor-type="as-char" svg:y="-0.2862in" svg:width="1.9071in" svg:height="0.6083in" draw:z-index="15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7"><text:tab/>第三步，重复执行第二步</text:p>
      <text:p text:style-name="P12"><text:span text:style-name="T4"><text:tab/><text:tab/></text:span><text:span text:style-name="T4"><draw:frame draw:style-name="fr1" draw:name="Object17" text:anchor-type="as-char" svg:y="-1.0201in" svg:width="1.9138in" svg:height="1.9992in" draw:z-index="16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2"><text:span text:style-name="T4"><text:tab/>直到整除结果为0.</text:span></text:p>
      <text:p text:style-name="P12"><text:span text:style-name="T4"><text:tab/>第四步，把上面每一步得到的余数，按后算出来的，或者说下面的，排在左边</text:span><text:span text:style-name="T5">；先算出来的，或者说上面的，排在右边，</text:span></text:p>
      <text:p text:style-name="P12"><text:span text:style-name="T5"><text:tab/><text:tab/></text:span><text:span text:style-name="T6"><draw:frame draw:style-name="fr1" draw:name="Object18" text:anchor-type="as-char" svg:y="-0.1701in" svg:width="2.6835in" svg:height="0.3008in" draw:z-index="17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20"><text:tab/><text:tab/>就是目标进制数。</text:p>
      <text:p text:style-name="P12"><text:span text:style-name="T6"><text:tab/></text:span><text:span text:style-name="T9">1.2 示例</text:span></text:p>
      <text:p text:style-name="P3"><text:span text:style-name="T12">1.2.1 </text:span>例一 把十进制数231转成二进制</text:p>
      <text:p text:style-name="P2"/>
      <text:p text:style-name="P7"><text:soft-page-break/><text:s/><text:tab/><draw:frame draw:style-name="fr1" draw:name="Object1" text:anchor-type="as-char" svg:y="-0.9457in" svg:width="1.3654in" svg:height="1.850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><text:tab/>上面从原始的231开始，每次除以2，直至结果为0，即<text:tab/>最后一步的<draw:frame draw:style-name="fr1" draw:name="Object2" text:anchor-type="as-char" svg:y="-0.1701in" svg:width="0.6063in" svg:height="0.224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7">为止。除了8次，得到8次余数，把上述余数们横向排列，下面的排在左边，上面的排在右边，</text:p>
      <text:p text:style-name="P7"><text:tab/><draw:frame draw:style-name="fr1" draw:name="Object3" text:anchor-type="as-char" svg:y="-0.1701in" svg:width="0.8591in" svg:height="0.224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7">就是十进制数231对应的二进制。</text:p>
      <text:p text:style-name="P7"><text:tab/>验证：</text:p>
      <text:p text:style-name="P7"><text:tab/><draw:frame draw:style-name="fr1" draw:name="Object4" text:anchor-type="as-char" svg:y="-0.2665in" svg:width="4.0425in" svg:height="0.3307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7"><text:tab/><text:span text:style-name="T12">1.2.2 </text:span>例二 把十进制数114转成八进制</text:p>
      <text:p text:style-name="P7"><text:tab/><draw:frame draw:style-name="fr1" draw:name="Object5" text:anchor-type="as-char" svg:y="-0.3654in" svg:width="1.2866in" svg:height="0.689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7"><text:tab/>把余数们按下面的排在左边，上面的排在右边的顺序排列起来得162,</text:p>
      <text:p text:style-name="P7"><text:tab/>验证：</text:p>
      <text:p text:style-name="P7"><text:tab/><draw:frame draw:style-name="fr1" draw:name="Object6" text:anchor-type="as-char" svg:y="-0.2665in" svg:width="3.0173in" svg:height="0.3307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7"/>
      <text:p text:style-name="P7"><text:tab/><text:span text:style-name="T12">1.2.3 </text:span>例三 把十进制数981转成十六进制</text:p>
      <text:p text:style-name="P7"><text:tab/><draw:frame draw:style-name="fr1" draw:name="Object8" text:anchor-type="as-char" svg:y="-0.3654in" svg:width="1.3654in" svg:height="0.689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7"><text:tab/>把余数们按下面的排在左边，上面的排在右边的顺序排列起来，得到3D5,</text:p>
      <text:p text:style-name="P7"><text:tab/>验证:</text:p>
      <text:p text:style-name="P7"><text:tab/><draw:frame draw:style-name="fr2" draw:name="Object9" text:anchor-type="as-char" svg:y="-0.2665in" svg:width="4.5063in" svg:height="0.3307in" draw:z-index="7"><draw:object xlink:href="./Object 9" xlink:type="simple" xlink:show="embed" xlink:actuate="onLoad"/><draw:image xlink:href="./ObjectReplacements/Object 9" xlink:type="simple" xlink:show="embed" xlink:actuate="onLoad"/></draw:frame></text:p>
      <text:p text:style-name="P7"/>
      <text:p text:style-name="P7"><text:tab/><text:span text:style-name="T3">2 十进制小数转其它进制计算方法</text:span></text:p>
      <text:p text:style-name="P24">2.1 通用逻辑</text:p>
      <text:p text:style-name="P2">为简化问题，假设小数的整数部分都是0.</text:p>
      <text:p text:style-name="P25">用dec表示原十进制小数，oba表示目标进制，</text:p>
      <text:p text:style-name="P25">第一步，用原十进制小数乘以目标进制</text:p>
      <text:p text:style-name="P5"><text:span text:style-name="T10"><text:tab/></text:span><text:span text:style-name="T10"><draw:frame draw:style-name="fr1" draw:name="Object19" text:anchor-type="as-char" svg:y="-0.1701in" svg:width="1.6043in" svg:height="0.2992in" draw:z-index="18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5"><text:span text:style-name="T10"><draw:frame draw:style-name="fr1" draw:name="Object20" text:anchor-type="as-char" svg:y="-0.1701in" svg:width="0.3811in" svg:height="0.3102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10">表示相乘结果的整数部分，</text:span><text:span text:style-name="T10"><draw:frame draw:style-name="fr1" draw:name="Object21" text:anchor-type="as-char" svg:y="-0.1701in" svg:width="0.3957in" svg:height="0.3008in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10">表示新小数部分</text:span></text:p>
      <text:p text:style-name="P25">第二步，用第一步所得新小数乘以目标进制</text:p>
      <text:p text:style-name="P5"><text:soft-page-break/><text:span text:style-name="T10"><text:tab/></text:span><text:span text:style-name="T10"><draw:frame draw:style-name="fr1" draw:name="Object22" text:anchor-type="as-char" svg:y="-0.1701in" svg:width="1.6744in" svg:height="0.3008in" draw:z-index="21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21"><text:tab/>第三步，重复第二步，</text:p>
      <text:p text:style-name="P12"><text:span text:style-name="T10"><text:tab/><text:tab/></text:span><text:span text:style-name="T10"><draw:frame draw:style-name="fr1" draw:name="Object23" text:anchor-type="as-char" svg:y="-0.402in" svg:width="1.6701in" svg:height="0.839in" draw:z-index="22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21"><text:tab/>直到相乘结果的小数部分为零。</text:p>
      <text:p text:style-name="P12"><text:span text:style-name="T10"><text:tab/>第四步，把上面得到的各次相乘结果的整数部分，按先算的，或者说上面的，左边</text:span><text:span text:style-name="T11">；后算的，或者说下面的，排在右边，</text:span></text:p>
      <text:p text:style-name="P12"><text:span text:style-name="T11"><text:tab/></text:span><text:span text:style-name="T11"><draw:frame draw:style-name="fr1" draw:name="Object24" text:anchor-type="as-char" svg:y="-0.1701in" svg:width="1.4681in" svg:height="0.2992in" draw:z-index="23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22"><text:tab/>就是目标进制数。</text:p>
      <text:p text:style-name="P21"><text:tab/><text:tab/></text:p>
      <text:p text:style-name="P16"><text:tab/><text:span text:style-name="T14">2.</text:span><text:span text:style-name="T15">2 示例</text:span></text:p>
      <text:p text:style-name="P16"><text:span text:style-name="T15"><text:tab/></text:span><text:span text:style-name="T17">2.2.1</text:span><text:span text:style-name="T16">例四 十进制小数0.333转二进制</text:span></text:p>
      <text:p text:style-name="P7"><text:tab/><draw:frame draw:style-name="fr3" draw:name="Object10" text:anchor-type="as-char" svg:y="-1.1161in" svg:width="3.0189in" svg:height="2.2016in" draw:z-index="8"><draw:object xlink:href="./Object 10" xlink:type="simple" xlink:show="embed" xlink:actuate="onLoad"/><draw:image xlink:href="./ObjectReplacements/Object 10" xlink:type="simple" xlink:show="embed" xlink:actuate="onLoad"/></draw:frame></text:p>
      <text:p text:style-name="P15"><text:tab/>计算步聚是从原始数0.333开始，乘以2，等于0.666,记下0.666的整数部分是0，小数部分是0.666,</text:p>
      <text:p text:style-name="P7"><text:tab/>再用0.666乘以2，等于1.332，记下1.332的整数部分是1，小数部分是0.332,</text:p>
      <text:p text:style-name="P7"><text:tab/>反复用上一步所得小数部分乘以2，直至相乘结果的小数部分为0。</text:p>
      <text:p text:style-name="P7"><text:tab/>这种步聚可能小数部分永远不为0，这时可以在进行了适当多步后，得到了适当精度后，放弃后面的计算。</text:p>
      <text:p text:style-name="P7"><text:tab/>上述只计算了7步，把每一步所得的整数部分，按上面的在左边，下面的在右边的顺序，横向排列起来，和十进制整数转二进制的这一步顺序相反，得到0.010101,</text:p>
      <text:p text:style-name="P7"><text:tab/>验证:</text:p>
      <text:p text:style-name="P7"><text:tab/><draw:frame draw:style-name="fr4" draw:name="Object11" text:anchor-type="as-char" svg:y="-0.7839in" svg:width="3.7516in" svg:height="1.5264in" draw:z-index="9"><draw:object xlink:href="./Object 11" xlink:type="simple" xlink:show="embed" xlink:actuate="onLoad"/><draw:image xlink:href="./ObjectReplacements/Object 11" xlink:type="simple" xlink:show="embed" xlink:actuate="onLoad"/></draw:frame></text:p>
      <text:p text:style-name="P7"><text:soft-page-break/></text:p>
      <text:p text:style-name="P14"><text:tab/><text:span text:style-name="T4">2.2.</text:span><text:span text:style-name="T7">2</text:span><text:span text:style-name="T4"> 例五 十进制小数0.33转成八进制</text:span></text:p>
      <text:p text:style-name="P7"><text:tab/><draw:frame draw:style-name="fr4" draw:name="Object12" text:anchor-type="as-char" svg:y="-1.1244in" svg:width="2.9362in" svg:height="2.1583in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7"><text:tab/>目标是不断乘以8直至小数部分为0，这个目测小数部分永远不会为0，只计算了8步，</text:p>
      <text:p text:style-name="P7"><text:tab/>把每步所得整数部分按上面在左边，下面在右边的顺序排列起来得0.25075341,</text:p>
      <text:p text:style-name="P7"><text:tab/>验证</text:p>
      <text:p text:style-name="P7"><text:tab/><draw:frame draw:style-name="fr4" draw:name="Object13" text:anchor-type="as-char" svg:y="-0.4437in" svg:width="4.752in" svg:height="0.8425in" draw:z-index="11"><draw:object xlink:href="./Object 13" xlink:type="simple" xlink:show="embed" xlink:actuate="onLoad"/><draw:image xlink:href="./ObjectReplacements/Object 13" xlink:type="simple" xlink:show="embed" xlink:actuate="onLoad"/></draw:frame></text:p>
      <text:p text:style-name="P7"><text:tab/></text:p>
      <text:p text:style-name="P7"/>
      <text:p text:style-name="P14"><text:tab/><text:span text:style-name="T4">2.</text:span><text:span text:style-name="T7">2.</text:span><text:span text:style-name="T4">3 例六 十进制小数0.33转成十六进制</text:span></text:p>
      <text:p text:style-name="P7"><text:tab/><draw:frame draw:style-name="fr4" draw:name="Object14" text:anchor-type="as-char" svg:y="-0.8862in" svg:width="3.5165in" svg:height="1.6783in" draw:z-index="12"><draw:object xlink:href="./Object 14" xlink:type="simple" xlink:show="embed" xlink:actuate="onLoad"/><draw:image xlink:href="./ObjectReplacements/Object 14" xlink:type="simple" xlink:show="embed" xlink:actuate="onLoad"/></draw:frame></text:p>
      <text:p text:style-name="P7"><text:tab/>目标是不断乘以16直至小数部分为0，这个目测小数部分永远不会为0，只计算了6步，</text:p>
      <text:p text:style-name="P7"><text:tab/>把每步所得整数部分按上面在左边，下面在右边的顺序排列起来得到0.547AE1,</text:p>
      <text:p text:style-name="P7"><text:tab/>验证</text:p>
      <text:p text:style-name="P7"><text:tab/><draw:frame draw:style-name="fr4" draw:name="Object15" text:anchor-type="as-char" svg:y="-0.4437in" svg:width="4.1728in" svg:height="0.8425in" draw:z-index="13"><draw:object xlink:href="./Object 15" xlink:type="simple" xlink:show="embed" xlink:actuate="onLoad"/><draw:image xlink:href="./ObjectReplacements/Object 15" xlink:type="simple" xlink:show="embed" xlink:actuate="onLoad"/></draw:frame></text:p>
      <text:p text:style-name="P7"><text:tab/></text:p>
      <text:p text:style-name="P7"/>
      <text:p text:style-name="P7"><text:tab/><text:span text:style-name="T13">3 bc程序用法</text:span></text:p>
      <text:p text:style-name="P7"><text:tab/>linux系统有一个命令bc,是一个命令行的计算软件。下面演示用bc算0.33的二进制.</text:p>
      <text:p text:style-name="P8"><text:tab/><text:span text:style-name="T8">3.1</text:span></text:p>
      <text:p text:style-name="P8"><text:soft-page-break/><text:tab/>下面的演示中，”$”开头的表示在shell输入的命令，”//”表示注释，</text:p>
      <text:p text:style-name="P9"><text:tab/><text:span text:style-name="T2">$ bc</text:span></text:p>
      <text:p text:style-name="P9"><text:tab/>进入bc后</text:p>
      <text:p text:style-name="P9"><text:tab/>输入 obase=2 // 以二进制显示计算结果</text:p>
      <text:p text:style-name="P9"><text:s text:c="9"/>0.333 // 输入十进制的0.333</text:p>
      <text:p text:style-name="P10"><text:tab/>输出 <text:span text:style-name="T2">.0101010100 // 0.333的二进制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L Gothic" svg:font-family="'VL Gothic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2T06:42:19.691134659</dc:date>
    <meta:editing-duration>PT1H14M39S</meta:editing-duration>
    <meta:editing-cycles>17</meta:editing-cycles>
    <meta:generator>LibreOffice/4.3.7.2$Linux_X86_64 LibreOffice_project/430$Build-2</meta:generator>
    <dc:creator>archimedes </dc:creator>
    <meta:document-statistic meta:table-count="0" meta:image-count="0" meta:object-count="24" meta:page-count="5" meta:paragraph-count="89" meta:word-count="1165" meta:character-count="1503" meta:non-whitespace-character-count="1381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row>
                <mn>231</mn>
                <mo stretchy="false">÷</mo>
                <mn>2</mn>
              </mrow>
              <mo stretchy="false">=</mo>
              <mn>115</mn>
            </mrow>
            <mspace width="2em"/>
            <mo stretchy="false">⋯</mo>
            <mspace width="2em"/>
            <mn>1</mn>
          </mrow>
        </mtd>
      </mtr>
      <mtr>
        <mtd>
          <mrow>
            <mrow>
              <mrow>
                <mn>115</mn>
                <mo stretchy="false">÷</mo>
                <mn>2</mn>
              </mrow>
              <mo stretchy="false">=</mo>
              <mn>57</mn>
            </mrow>
            <mspace width="2em"/>
            <mo stretchy="false">⋯</mo>
            <mspace width="2em"/>
            <mn>1</mn>
          </mrow>
        </mtd>
      </mtr>
      <mtr>
        <mtd>
          <mrow>
            <mrow>
              <mrow>
                <mn>57</mn>
                <mo stretchy="false">÷</mo>
                <mn>2</mn>
              </mrow>
              <mo stretchy="false">=</mo>
              <mn>28</mn>
            </mrow>
            <mspace width="2em"/>
            <mo stretchy="false">⋯</mo>
            <mspace width="2em"/>
            <mn>1</mn>
          </mrow>
        </mtd>
      </mtr>
      <mtr>
        <mtd>
          <mrow>
            <mrow>
              <mrow>
                <mn>28</mn>
                <mo stretchy="false">÷</mo>
                <mn>2</mn>
              </mrow>
              <mo stretchy="false">=</mo>
              <mn>14</mn>
            </mrow>
            <mspace width="2em"/>
            <mo stretchy="false">⋯</mo>
            <mspace width="2em"/>
            <mn>0</mn>
          </mrow>
        </mtd>
      </mtr>
      <mtr>
        <mtd>
          <mrow>
            <mrow>
              <mrow>
                <mn>14</mn>
                <mo stretchy="false">÷</mo>
                <mn>2</mn>
              </mrow>
              <mo stretchy="false">=</mo>
              <mn>7</mn>
            </mrow>
            <mspace width="2em"/>
            <mo stretchy="false">⋯</mo>
            <mspace width="2em"/>
            <mn>0</mn>
          </mrow>
        </mtd>
      </mtr>
      <mtr>
        <mtd>
          <mrow>
            <mrow>
              <mrow>
                <mn>7</mn>
                <mo stretchy="false">÷</mo>
                <mn>2</mn>
              </mrow>
              <mo stretchy="false">=</mo>
              <mn>3</mn>
            </mrow>
            <mspace width="2em"/>
            <mo stretchy="false">⋯</mo>
            <mspace width="2em"/>
            <mn>1</mn>
          </mrow>
        </mtd>
      </mtr>
      <mtr>
        <mtd>
          <mrow>
            <mrow>
              <mrow>
                <mn>3</mn>
                <mo stretchy="false">÷</mo>
                <mn>2</mn>
              </mrow>
              <mo stretchy="false">=</mo>
              <mn>1</mn>
            </mrow>
            <mspace width="2em"/>
            <mo stretchy="false">⋯</mo>
            <mspace width="2em"/>
            <mn>1</mn>
          </mrow>
        </mtd>
      </mtr>
      <mtr>
        <mtd>
          <mrow>
            <mrow>
              <mrow>
                <mn>1</mn>
                <mo stretchy="false">÷</mo>
                <mn>2</mn>
              </mrow>
              <mo stretchy="false">=</mo>
              <mn>0</mn>
            </mrow>
            <mspace width="2em"/>
            <mo stretchy="false">⋯</mo>
            <mspace width="2em"/>
            <mn>1</mn>
          </mrow>
        </mtd>
      </mtr>
    </mtable>
    <annotation encoding="StarMath 5.0">
231 div 2 = 115 ~dotsaxis~ 1
newline
115 div 2 = 57 ~dotsaxis~ 1

newline 
57 div 2 = 28 ~dotsaxis~ 1

newline

28 div 2 = 14 ~dotsaxis~ 0

newline
{
14 div 2 = 7 ~dotsaxis~ 0
}

newline
{
7 div 2 = 3 ~dotsaxis~ 1
}
newline
{
3 div 2 = 1 ~dotsaxis~ 1
}
newline
{
1 div 2 = 0 ~dotsaxis~ 1
}
</annotation>
  </semantics>
</math>
</file>

<file path=Object 10/content.xml><?xml version="1.0" encoding="utf-8"?>
<math xmlns="http://www.w3.org/1998/Math/MathML" display="block">
  <semantics>
    <mtable>
      <mtr>
        <mtd>
          <mrow/>
        </mtd>
        <mtd>
          <mtext>Integer Part</mtext>
        </mtd>
        <mtd>
          <mtext>Decimal Part</mtext>
        </mtd>
      </mtr>
      <mtr>
        <mtd>
          <mrow>
            <mn>0.333</mn>
            <mo stretchy="false">×</mo>
            <mn>2</mn>
          </mrow>
        </mtd>
        <mtd>
          <mn>0</mn>
        </mtd>
        <mtd>
          <mn>0.666</mn>
        </mtd>
      </mtr>
      <mtr>
        <mtd>
          <mrow>
            <mn>0.666</mn>
            <mo stretchy="false">×</mo>
            <mn>2</mn>
          </mrow>
        </mtd>
        <mtd>
          <mn>1</mn>
        </mtd>
        <mtd>
          <mn>0.332</mn>
        </mtd>
      </mtr>
      <mtr>
        <mtd>
          <mrow>
            <mn>0.332</mn>
            <mo stretchy="false">×</mo>
            <mn>2</mn>
          </mrow>
        </mtd>
        <mtd>
          <mn>0</mn>
        </mtd>
        <mtd>
          <mn>0.664</mn>
        </mtd>
      </mtr>
      <mtr>
        <mtd>
          <mrow>
            <mn>0.664</mn>
            <mo stretchy="false">×</mo>
            <mn>2</mn>
          </mrow>
        </mtd>
        <mtd>
          <mn>1</mn>
        </mtd>
        <mtd>
          <mn>0.328</mn>
        </mtd>
      </mtr>
      <mtr>
        <mtd>
          <mrow>
            <mn>0.328</mn>
            <mo stretchy="false">×</mo>
            <mn>2</mn>
          </mrow>
        </mtd>
        <mtd>
          <mn>0</mn>
        </mtd>
        <mtd>
          <mn>0.656</mn>
        </mtd>
      </mtr>
      <mtr>
        <mtd>
          <mrow>
            <mn>0.656</mn>
            <mo stretchy="false">×</mo>
            <mn>2</mn>
          </mrow>
        </mtd>
        <mtd>
          <mn>1</mn>
        </mtd>
        <mtd>
          <mn>0.312</mn>
        </mtd>
      </mtr>
      <mtr>
        <mtd>
          <mrow>
            <mn>0.312</mn>
            <mo stretchy="false">×</mo>
            <mn>2</mn>
          </mrow>
        </mtd>
        <mtd>
          <mn>0</mn>
        </mtd>
        <mtd>
          <mn>0.628</mn>
        </mtd>
      </mtr>
      <mtr>
        <mtd>
          <mo stretchy="false">⋯</mo>
        </mtd>
        <mtd>
          <mo stretchy="false">⋯</mo>
        </mtd>
        <mtd>
          <mo stretchy="false">⋯</mo>
        </mtd>
      </mtr>
    </mtable>
    <annotation encoding="StarMath 5.0">matrix
{
	nospace{}  # "Integer Part" # "Decimal Part" ##
	0.333 times 2 # 0 # 0.666 ##
	0.666 times 2 # 1 # 0.332 ##
	0.332 times 2 # 0 # 0.664 ##
	0.664 times 2 # 1 # 0.328 ##
	0.328 times 2 # 0 # 0.656 ##
	0.656 times 2 # 1 # 0.312 ##
	0.312 times 2 # 0 # 0.628 ##
	dotsaxis # dotsaxis # dotsaxis 
}
newline





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row>
                <mn>0</mn>
                <mo stretchy="false">×</mo>
                <mfrac>
                  <mn>1</mn>
                  <msup>
                    <mn>2</mn>
                    <mn>1</mn>
                  </msup>
                </mfrac>
              </mrow>
              <mo stretchy="false">+</mo>
              <mrow>
                <mn>1</mn>
                <mo stretchy="false">×</mo>
                <mfrac>
                  <mn>1</mn>
                  <msup>
                    <mn>2</mn>
                    <mn>2</mn>
                  </msup>
                </mfrac>
              </mrow>
              <mo stretchy="false">+</mo>
              <mrow>
                <mn>0</mn>
                <mo stretchy="false">×</mo>
                <mfrac>
                  <mn>1</mn>
                  <msup>
                    <mn>2</mn>
                    <mn>3</mn>
                  </msup>
                </mfrac>
              </mrow>
              <mo stretchy="false">+</mo>
              <mrow>
                <mn>1</mn>
                <mo stretchy="false">×</mo>
                <mfrac>
                  <mn>1</mn>
                  <msup>
                    <mn>2</mn>
                    <mn>4</mn>
                  </msup>
                </mfrac>
              </mrow>
              <mo stretchy="false">+</mo>
              <mrow>
                <mn>0</mn>
                <mo stretchy="false">×</mo>
                <mfrac>
                  <mn>1</mn>
                  <msup>
                    <mn>2</mn>
                    <mn>5</mn>
                  </msup>
                </mfrac>
              </mrow>
              <mo stretchy="false">+</mo>
              <mrow>
                <mn>1</mn>
                <mo stretchy="false">×</mo>
                <mfrac>
                  <mn>1</mn>
                  <msup>
                    <mn>2</mn>
                    <mn>6</mn>
                  </msup>
                </mfrac>
              </mrow>
            </mrow>
            <mo stretchy="false">=</mo>
            <mrow/>
          </mrow>
        </mtd>
      </mtr>
      <mtr>
        <mtd>
          <mrow>
            <mrow>
              <mrow>
                <mn>1</mn>
                <mo stretchy="false">×</mo>
                <mfrac>
                  <mn>1</mn>
                  <msup>
                    <mn>2</mn>
                    <mn>2</mn>
                  </msup>
                </mfrac>
              </mrow>
              <mo stretchy="false">+</mo>
              <mrow>
                <mn>1</mn>
                <mo stretchy="false">×</mo>
                <mfrac>
                  <mn>1</mn>
                  <msup>
                    <mn>2</mn>
                    <mn>4</mn>
                  </msup>
                </mfrac>
              </mrow>
              <mo stretchy="false">+</mo>
              <mrow>
                <mn>1</mn>
                <mo stretchy="false">×</mo>
                <mfrac>
                  <mn>1</mn>
                  <msup>
                    <mn>2</mn>
                    <mn>6</mn>
                  </msup>
                </mfrac>
              </mrow>
            </mrow>
            <mo stretchy="false">=</mo>
            <mrow/>
          </mrow>
        </mtd>
      </mtr>
      <mtr>
        <mtd>
          <mrow>
            <mrow>
              <mn>0.25</mn>
              <mo stretchy="false">+</mo>
              <mn>0.0625</mn>
              <mo stretchy="false">+</mo>
              <mn>0.015625</mn>
            </mrow>
            <mo stretchy="false">=</mo>
            <mn>0.328125</mn>
            <mo stretchy="false">≈</mo>
            <mn>0.333</mn>
          </mrow>
        </mtd>
      </mtr>
    </mtable>
    <annotation encoding="StarMath 5.0">0 times {1 over 2 rsup 1}
+
1 times {1 over 2 rsup 2}
+
0 times {1 over 2 rsup 3}
+
1 times {1 over 2 rsup 4}
+
0 times {1 over 2 rsup 5}
+
1 times {1 over 2 rsup 6}
={}
newline
1 times {1 over 2 rsup 2}
+
1 times {1 over 2 rsup 4}
+
1 times {1 over 2 rsup 6}
={}
newline
0.25 + 0.0625 + 0.015625
=0.328125
approx
0.333

</annotation>
  </semantics>
</math>
</file>

<file path=Object 12/content.xml><?xml version="1.0" encoding="utf-8"?>
<math xmlns="http://www.w3.org/1998/Math/MathML" display="block">
  <semantics>
    <mtable>
      <mtr>
        <mtd>
          <mrow/>
        </mtd>
        <mtd>
          <mtext>Integer Part</mtext>
        </mtd>
        <mtd>
          <mtext>Decimal Part</mtext>
        </mtd>
      </mtr>
      <mtr>
        <mtd>
          <mrow>
            <mn>0.33</mn>
            <mo stretchy="false">×</mo>
            <mn>8</mn>
          </mrow>
        </mtd>
        <mtd>
          <mn>2</mn>
        </mtd>
        <mtd>
          <mn>0.64</mn>
        </mtd>
      </mtr>
      <mtr>
        <mtd>
          <mrow>
            <mn>0.64</mn>
            <mo stretchy="false">×</mo>
            <mn>8</mn>
          </mrow>
        </mtd>
        <mtd>
          <mn>5</mn>
        </mtd>
        <mtd>
          <mn>0.12</mn>
        </mtd>
      </mtr>
      <mtr>
        <mtd>
          <mrow>
            <mn>0.12</mn>
            <mo stretchy="false">×</mo>
            <mn>8</mn>
          </mrow>
        </mtd>
        <mtd>
          <mn>0</mn>
        </mtd>
        <mtd>
          <mn>0.96</mn>
        </mtd>
      </mtr>
      <mtr>
        <mtd>
          <mrow>
            <mn>0.96</mn>
            <mo stretchy="false">×</mo>
            <mn>8</mn>
          </mrow>
        </mtd>
        <mtd>
          <mn>7</mn>
        </mtd>
        <mtd>
          <mn>0.68</mn>
        </mtd>
      </mtr>
      <mtr>
        <mtd>
          <mrow>
            <mn>0.68</mn>
            <mo stretchy="false">×</mo>
            <mn>8</mn>
          </mrow>
        </mtd>
        <mtd>
          <mn>5</mn>
        </mtd>
        <mtd>
          <mn>0.44</mn>
        </mtd>
      </mtr>
      <mtr>
        <mtd>
          <mrow>
            <mn>0.44</mn>
            <mo stretchy="false">×</mo>
            <mn>8</mn>
          </mrow>
        </mtd>
        <mtd>
          <mn>3</mn>
        </mtd>
        <mtd>
          <mn>0.52</mn>
        </mtd>
      </mtr>
      <mtr>
        <mtd>
          <mrow>
            <mn>0.52</mn>
            <mo stretchy="false">×</mo>
            <mn>8</mn>
          </mrow>
        </mtd>
        <mtd>
          <mn>4</mn>
        </mtd>
        <mtd>
          <mn>0.16</mn>
        </mtd>
      </mtr>
      <mtr>
        <mtd>
          <mrow>
            <mn>0.16</mn>
            <mo stretchy="false">×</mo>
            <mn>8</mn>
          </mrow>
        </mtd>
        <mtd>
          <mn>1</mn>
        </mtd>
        <mtd>
          <mn>0.28</mn>
        </mtd>
      </mtr>
    </mtable>
    <annotation encoding="StarMath 5.0">matrix
{
	nospace{} # "Integer Part" # "Decimal Part" ##
	0.33 times 8 # 2 # 0.64 ##
	0.64 times 8  # 5 # 0.12 ##
	0.12 times 8  # 0 # 0.96 ##
	0.96 times 8 # 7 # 0.68 ##
	0.68 times 8 # 5 # 0.44 ##
	0.44 times 8 # 3 # 0.52 ##
	0.52 times 8 # 4 # 0.16 ##
	0.16 times 8 # 1 # 0.28
}
</annotation>
  </semantics>
</math>
</file>

<file path=Object 13/content.xml><?xml version="1.0" encoding="utf-8"?>
<math xmlns="http://www.w3.org/1998/Math/MathML" display="block">
  <semantics>
    <mtable>
      <mtr>
        <mtd>
          <mrow>
            <mrow>
              <mrow>
                <mn>2</mn>
                <mo stretchy="false">×</mo>
                <mfrac>
                  <mn>1</mn>
                  <mn>8</mn>
                </mfrac>
              </mrow>
              <mo stretchy="false">+</mo>
              <mrow>
                <mn>5</mn>
                <mo stretchy="false">×</mo>
                <mfrac>
                  <mn>1</mn>
                  <msup>
                    <mn>8</mn>
                    <mn>2</mn>
                  </msup>
                </mfrac>
              </mrow>
              <mo stretchy="false">+</mo>
              <mrow>
                <mn>0</mn>
                <mo stretchy="false">×</mo>
                <mfrac>
                  <mn>1</mn>
                  <msup>
                    <mn>8</mn>
                    <mn>3</mn>
                  </msup>
                </mfrac>
              </mrow>
              <mo stretchy="false">+</mo>
              <mrow>
                <mn>7</mn>
                <mo stretchy="false">×</mo>
                <mfrac>
                  <mn>1</mn>
                  <msup>
                    <mn>8</mn>
                    <mn>4</mn>
                  </msup>
                </mfrac>
              </mrow>
              <mo stretchy="false">+</mo>
              <mrow>
                <mn>5</mn>
                <mo stretchy="false">×</mo>
                <mfrac>
                  <mn>1</mn>
                  <msup>
                    <mn>8</mn>
                    <mn>5</mn>
                  </msup>
                </mfrac>
              </mrow>
              <mo stretchy="false">+</mo>
              <mrow>
                <mn>3</mn>
                <mo stretchy="false">×</mo>
                <mfrac>
                  <mn>1</mn>
                  <msup>
                    <mn>8</mn>
                    <mn>6</mn>
                  </msup>
                </mfrac>
              </mrow>
              <mo stretchy="false">+</mo>
              <mrow>
                <mn>4</mn>
                <mo stretchy="false">×</mo>
                <mfrac>
                  <mn>1</mn>
                  <msup>
                    <mn>8</mn>
                    <mn>7</mn>
                  </msup>
                </mfrac>
              </mrow>
              <mo stretchy="false">+</mo>
              <mrow>
                <mn>1</mn>
                <mo stretchy="false">×</mo>
                <mfrac>
                  <mn>1</mn>
                  <msup>
                    <mn>8</mn>
                    <mn>8</mn>
                  </msup>
                </mfrac>
              </mrow>
            </mrow>
            <mo stretchy="false">=</mo>
            <mrow/>
          </mrow>
        </mtd>
      </mtr>
      <mtr>
        <mtd>
          <mrow>
            <mn>0.32999995</mn>
            <mo stretchy="false">≈</mo>
            <mn>0.33</mn>
          </mrow>
        </mtd>
      </mtr>
    </mtable>
    <annotation encoding="StarMath 5.0">2 times {1 over 8}
+
5 times {1 over 8 rsup 2}
+
0 times {1 over 8 rsup 3}
+
7 times {1 over 8 rsup 4}
+
5 times {1 over 8 rsup 5}
+
3 times {1 over 8 rsup 6}
+
4 times {1 over 8 rsup 7}
+
1 times {1 over 8 rsup 8}
={}
newline
0.32999995
approx
0.33
</annotation>
  </semantics>
</math>
</file>

<file path=Object 14/content.xml><?xml version="1.0" encoding="utf-8"?>
<math xmlns="http://www.w3.org/1998/Math/MathML" display="block">
  <semantics>
    <mtable>
      <mtr>
        <mtd>
          <mrow/>
        </mtd>
        <mtd>
          <mtext>Integer Part</mtext>
        </mtd>
        <mtd>
          <mtext>Decimal Part</mtext>
        </mtd>
      </mtr>
      <mtr>
        <mtd>
          <mrow>
            <mrow>
              <mn>0.33</mn>
              <mo stretchy="false">×</mo>
              <mn>16</mn>
            </mrow>
            <mo stretchy="false">=</mo>
            <mn>5.28</mn>
          </mrow>
        </mtd>
        <mtd>
          <mn>5</mn>
        </mtd>
        <mtd>
          <mn>0.28</mn>
        </mtd>
      </mtr>
      <mtr>
        <mtd>
          <mrow>
            <mrow>
              <mn>0.28</mn>
              <mo stretchy="false">×</mo>
              <mn>16</mn>
            </mrow>
            <mo stretchy="false">=</mo>
            <mn>4.48</mn>
          </mrow>
        </mtd>
        <mtd>
          <mn>4</mn>
        </mtd>
        <mtd>
          <mn>0.48</mn>
        </mtd>
      </mtr>
      <mtr>
        <mtd>
          <mrow>
            <mrow>
              <mn>0.48</mn>
              <mo stretchy="false">×</mo>
              <mn>16</mn>
            </mrow>
            <mo stretchy="false">=</mo>
            <mn>7.68</mn>
          </mrow>
        </mtd>
        <mtd>
          <mn>7</mn>
        </mtd>
        <mtd>
          <mn>0.68</mn>
        </mtd>
      </mtr>
      <mtr>
        <mtd>
          <mrow>
            <mrow>
              <mrow>
                <mn>0.68</mn>
                <mo stretchy="false">×</mo>
                <mn>16</mn>
              </mrow>
              <mo stretchy="false">=</mo>
              <mi>A</mi>
            </mrow>
            <mn>.88</mn>
          </mrow>
        </mtd>
        <mtd>
          <mi>A</mi>
        </mtd>
        <mtd>
          <mn>0.88</mn>
        </mtd>
      </mtr>
      <mtr>
        <mtd>
          <mrow>
            <mrow>
              <mrow>
                <mn>0.88</mn>
                <mo stretchy="false">×</mo>
                <mn>16</mn>
              </mrow>
              <mo stretchy="false">=</mo>
              <mi>E</mi>
            </mrow>
            <mn>.08</mn>
          </mrow>
        </mtd>
        <mtd>
          <mi>E</mi>
        </mtd>
        <mtd>
          <mn>0.08</mn>
        </mtd>
      </mtr>
      <mtr>
        <mtd>
          <mrow>
            <mrow>
              <mn>0.08</mn>
              <mo stretchy="false">×</mo>
              <mn>16</mn>
            </mrow>
            <mo stretchy="false">=</mo>
            <mn>1.28</mn>
          </mrow>
        </mtd>
        <mtd>
          <mn>1</mn>
        </mtd>
        <mtd>
          <mn>0.28</mn>
        </mtd>
      </mtr>
    </mtable>
    <annotation encoding="StarMath 5.0">matrix
{
	nospace{} # "Integer Part" # "Decimal Part" ##
	0.33 times 16 = 5.28 # 5 # 0.28 ##
	0.28 times 16 = 4.48 # 4 # 0.48 ##
	0.48 times 16 = 7.68 # 7 # 0.68 ##
	0.68 times 16 = A.88 # A # 0.88 ##
	0.88 times 16 = E.08 # E # 0.08 ##
	0.08 times 16 = 1.28 # 1 # 0.28
}

</annotation>
  </semantics>
</math>
</file>

<file path=Object 15/content.xml><?xml version="1.0" encoding="utf-8"?>
<math xmlns="http://www.w3.org/1998/Math/MathML" display="block">
  <semantics>
    <mtable>
      <mtr>
        <mtd>
          <mrow>
            <mrow>
              <mrow>
                <mn>5</mn>
                <mo stretchy="false">×</mo>
                <mfrac>
                  <mn>1</mn>
                  <mn>16</mn>
                </mfrac>
              </mrow>
              <mo stretchy="false">+</mo>
              <mrow>
                <mn>4</mn>
                <mo stretchy="false">×</mo>
                <mfrac>
                  <mn>1</mn>
                  <msup>
                    <mn>16</mn>
                    <mn>2</mn>
                  </msup>
                </mfrac>
              </mrow>
              <mo stretchy="false">+</mo>
              <mrow>
                <mn>7</mn>
                <mo stretchy="false">×</mo>
                <mfrac>
                  <mn>1</mn>
                  <msup>
                    <mn>16</mn>
                    <mn>3</mn>
                  </msup>
                </mfrac>
              </mrow>
              <mo stretchy="false">+</mo>
              <mrow>
                <mi>A</mi>
                <mo stretchy="false">×</mo>
                <mfrac>
                  <mn>1</mn>
                  <msup>
                    <mn>16</mn>
                    <mn>4</mn>
                  </msup>
                </mfrac>
              </mrow>
              <mo stretchy="false">+</mo>
              <mrow>
                <mi>E</mi>
                <mo stretchy="false">×</mo>
                <mfrac>
                  <mn>1</mn>
                  <msup>
                    <mn>16</mn>
                    <mn>5</mn>
                  </msup>
                </mfrac>
              </mrow>
              <mo stretchy="false">+</mo>
              <mrow>
                <mn>1</mn>
                <mo stretchy="false">×</mo>
                <mfrac>
                  <mn>1</mn>
                  <msup>
                    <mn>16</mn>
                    <mn>6</mn>
                  </msup>
                </mfrac>
              </mrow>
            </mrow>
            <mo stretchy="false">=</mo>
            <mrow/>
          </mrow>
        </mtd>
      </mtr>
      <mtr>
        <mtd>
          <mrow>
            <mn>0.32999996</mn>
            <mo stretchy="false">≈</mo>
            <mn>0.33</mn>
          </mrow>
        </mtd>
      </mtr>
    </mtable>
    <annotation encoding="StarMath 5.0">5 times {1 over 16}
+
4 times {1 over 16 rsup 2}
+
7 times {1 over 16 rsup 3}
+
A times {1 over 16 rsup 4}
+
E times {1 over 16 rsup 5}
+
1 times {1 over 16 rsup 6}
={}
newline
0.32999996
approx
0.33

</annotation>
  </semantics>
</math>
</file>

<file path=Object 16/content.xml><?xml version="1.0" encoding="utf-8"?>
<math xmlns="http://www.w3.org/1998/Math/MathML" display="block">
  <semantics>
    <mtable>
      <mtr>
        <mtd>
          <mrow>
            <msub>
              <mi mathvariant="italic">dec</mi>
              <mn>2</mn>
            </msub>
            <mo stretchy="false">=</mo>
            <msub>
              <mi mathvariant="italic">res</mi>
              <mn>1</mn>
            </msub>
          </mrow>
        </mtd>
      </mtr>
      <mtr>
        <mtd>
          <mrow>
            <mrow>
              <mrow>
                <msub>
                  <mi mathvariant="italic">dec</mi>
                  <mn>2</mn>
                </msub>
                <mo stretchy="false">÷</mo>
                <mi mathvariant="italic">oba</mi>
              </mrow>
              <mo stretchy="false">=</mo>
              <msub>
                <mi mathvariant="italic">res</mi>
                <mn>2</mn>
              </msub>
            </mrow>
            <mspace width="2em"/>
            <mo stretchy="false">⋯</mo>
            <mspace width="2em"/>
            <msub>
              <mi mathvariant="italic">rem</mi>
              <mn>2</mn>
            </msub>
          </mrow>
        </mtd>
      </mtr>
    </mtable>
    <annotation encoding="StarMath 5.0">dec rsub 2 =res rsub 1
newline
dec rsub 2 div oba = res rsub 2 ~dotsaxis~ rem rsub 2
</annotation>
  </semantics>
</math>
</file>

<file path=Object 17/content.xml><?xml version="1.0" encoding="utf-8"?>
<math xmlns="http://www.w3.org/1998/Math/MathML" display="block">
  <semantics>
    <mtable>
      <mtr>
        <mtd>
          <mrow>
            <msub>
              <mi mathvariant="italic">dec</mi>
              <mn>3</mn>
            </msub>
            <mo stretchy="false">=</mo>
            <msub>
              <mi mathvariant="italic">res</mi>
              <mn>2</mn>
            </msub>
          </mrow>
        </mtd>
      </mtr>
      <mtr>
        <mtd>
          <mrow>
            <mrow>
              <mrow>
                <msub>
                  <mi mathvariant="italic">dec</mi>
                  <mn>3</mn>
                </msub>
                <mo stretchy="false">÷</mo>
                <mi mathvariant="italic">oba</mi>
              </mrow>
              <mo stretchy="false">=</mo>
              <msub>
                <mi mathvariant="italic">res</mi>
                <mn>3</mn>
              </msub>
            </mrow>
            <mspace width="2em"/>
            <mo stretchy="false">⋯</mo>
            <mspace width="2em"/>
            <msub>
              <mi mathvariant="italic">rem</mi>
              <mn>3</mn>
            </msub>
          </mrow>
        </mtd>
      </mtr>
      <mtr>
        <mtd>
          <mrow>
            <msub>
              <mi mathvariant="italic">dec</mi>
              <mn>4</mn>
            </msub>
            <mo stretchy="false">=</mo>
            <msub>
              <mi mathvariant="italic">res</mi>
              <mn>3</mn>
            </msub>
          </mrow>
        </mtd>
      </mtr>
      <mtr>
        <mtd>
          <mrow>
            <mrow>
              <mrow>
                <msub>
                  <mi mathvariant="italic">dec</mi>
                  <mn>4</mn>
                </msub>
                <mo stretchy="false">÷</mo>
                <mi mathvariant="italic">oba</mi>
              </mrow>
              <mo stretchy="false">=</mo>
              <msub>
                <mi mathvariant="italic">res</mi>
                <mn>4</mn>
              </msub>
            </mrow>
            <mspace width="2em"/>
            <mo stretchy="false">⋯</mo>
            <mspace width="2em"/>
            <msub>
              <mi mathvariant="italic">rem</mi>
              <mn>4</mn>
            </msub>
          </mrow>
        </mtd>
      </mtr>
      <mtr>
        <mtd>
          <mrow>
            <mo stretchy="false">⋯</mo>
            <mspace width="2em"/>
            <mo stretchy="false">⋯</mo>
          </mrow>
        </mtd>
      </mtr>
      <mtr>
        <mtd>
          <mrow>
            <mrow>
              <mrow>
                <msub>
                  <mi mathvariant="italic">dec</mi>
                  <mi>n</mi>
                </msub>
                <mo stretchy="false">÷</mo>
                <mi mathvariant="italic">oba</mi>
              </mrow>
              <mo stretchy="false">=</mo>
              <mstyle color="red">
                <mn>0</mn>
              </mstyle>
            </mrow>
            <mspace width="2em"/>
            <mo stretchy="false">⋯</mo>
            <mspace width="2em"/>
            <msub>
              <mi mathvariant="italic">rem</mi>
              <mi>n</mi>
            </msub>
          </mrow>
        </mtd>
      </mtr>
    </mtable>
    <annotation encoding="StarMath 5.0">dec  rsub 3 = res rsub 2
newline
dec rsub 3 div oba = res rsub 3 ~ dotsaxis ~ rem rsub 3
newline
dec rsub 4 = res rsub 3
newline
dec rsub 4 div oba = res rsub 4 ~ dotsaxis ~ rem rsub 4
newline
dotsaxis ~ dotsaxis
newline
dec rsub n div oba = color red {0} ~ dotsaxis ~ rem rsub n
newline
</annotation>
  </semantics>
</math>
</file>

<file path=Object 18/content.xml><?xml version="1.0" encoding="utf-8"?>
<math xmlns="http://www.w3.org/1998/Math/MathML" display="block">
  <semantics>
    <mrow>
      <msub>
        <mi mathvariant="italic">rem</mi>
        <mi>n</mi>
      </msub>
      <mspace width="2em"/>
      <msub>
        <mi mathvariant="italic">rem</mi>
        <mrow>
          <mi>n</mi>
          <mo stretchy="false">−</mo>
          <mn>1</mn>
        </mrow>
      </msub>
      <mspace width="2em"/>
      <msub>
        <mi mathvariant="italic">rem</mi>
        <mrow>
          <mi>n</mi>
          <mo stretchy="false">−</mo>
          <mn>2</mn>
        </mrow>
      </msub>
      <mspace width="2em"/>
      <mo stretchy="false">⋯</mo>
      <mspace width="2em"/>
      <msub>
        <mi mathvariant="italic">rem</mi>
        <mn>2</mn>
      </msub>
      <mspace width="2em"/>
      <msub>
        <mi mathvariant="italic">rem</mi>
        <mn>1</mn>
      </msub>
    </mrow>
    <annotation encoding="StarMath 5.0">rem rsub n
~
rem rsub {n -1}
~
rem rsub { n-2 }
~dotsaxis~
rem rsub { 2 }
~
rem rsub { 1 }


</annotation>
  </semantics>
</math>
</file>

<file path=Object 19/content.xml><?xml version="1.0" encoding="utf-8"?>
<math xmlns="http://www.w3.org/1998/Math/MathML" display="block">
  <semantics>
    <mrow>
      <mrow>
        <mrow>
          <mi mathvariant="italic">dec</mi>
          <mo stretchy="false">×</mo>
          <mi mathvariant="italic">oba</mi>
        </mrow>
        <mo stretchy="false">=</mo>
        <msub>
          <mtext>int</mtext>
          <mn>1</mn>
        </msub>
      </mrow>
      <mi>.</mi>
      <msub>
        <mi mathvariant="italic">dec</mi>
        <mn>1</mn>
      </msub>
    </mrow>
    <annotation encoding="StarMath 5.0">dec times oba = "int" rsub 1 . dec rsub 1</annotation>
  </semantics>
</math>
</file>

<file path=Object 2/content.xml><?xml version="1.0" encoding="utf-8"?>
<math xmlns="http://www.w3.org/1998/Math/MathML" display="block">
  <semantics>
    <mrow>
      <mrow>
        <mn>1</mn>
        <mo stretchy="false">÷</mo>
        <mn>2</mn>
      </mrow>
      <mo stretchy="false">=</mo>
      <mn>0</mn>
    </mrow>
    <annotation encoding="StarMath 5.0">{
	1 div 2 = 0
}
</annotation>
  </semantics>
</math>
</file>

<file path=Object 20/content.xml><?xml version="1.0" encoding="utf-8"?>
<math xmlns="http://www.w3.org/1998/Math/MathML" display="block">
  <semantics>
    <mrow>
      <msub>
        <mo stretchy="false">∫</mo>
        <mn>1</mn>
      </msub>
      <mrow/>
    </mrow>
    <annotation encoding="StarMath 5.0">int rsub 1
</annotation>
  </semantics>
</math>
</file>

<file path=Object 21/content.xml><?xml version="1.0" encoding="utf-8"?>
<math xmlns="http://www.w3.org/1998/Math/MathML" display="block">
  <semantics>
    <msub>
      <mi mathvariant="italic">dec</mi>
      <mn>1</mn>
    </msub>
    <annotation encoding="StarMath 5.0">dec rsub 1</annotation>
  </semantics>
</math>
</file>

<file path=Object 22/content.xml><?xml version="1.0" encoding="utf-8"?>
<math xmlns="http://www.w3.org/1998/Math/MathML" display="block">
  <semantics>
    <mrow>
      <mrow>
        <mrow>
          <msub>
            <mi mathvariant="italic">dec</mi>
            <mn>1</mn>
          </msub>
          <mo stretchy="false">×</mo>
          <mi mathvariant="italic">oba</mi>
        </mrow>
        <mo stretchy="false">=</mo>
        <msub>
          <mtext>int</mtext>
          <mn>2</mn>
        </msub>
      </mrow>
      <mi>.</mi>
      <msub>
        <mi mathvariant="italic">dec</mi>
        <mn>2</mn>
      </msub>
    </mrow>
    <annotation encoding="StarMath 5.0">dec rsub 1 times oba = "int" rsub 2 . dec rsub 2
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row>
                <msub>
                  <mi mathvariant="italic">dec</mi>
                  <mn>2</mn>
                </msub>
                <mo stretchy="false">×</mo>
                <mi mathvariant="italic">oba</mi>
              </mrow>
              <mo stretchy="false">=</mo>
              <msub>
                <mtext>int</mtext>
                <mn>3</mn>
              </msub>
            </mrow>
            <mi>.</mi>
            <msub>
              <mi mathvariant="italic">dec</mi>
              <mn>3</mn>
            </msub>
          </mrow>
        </mtd>
      </mtr>
      <mtr>
        <mtd>
          <mrow>
            <mo stretchy="false">⋯</mo>
            <mspace width="2em"/>
            <mo stretchy="false">⋯</mo>
          </mrow>
        </mtd>
      </mtr>
      <mtr>
        <mtd>
          <mrow>
            <mrow>
              <mrow>
                <msub>
                  <mi mathvariant="italic">dec</mi>
                  <mrow>
                    <mi>n</mi>
                    <mo stretchy="false">−</mo>
                    <mn>1</mn>
                  </mrow>
                </msub>
                <mo stretchy="false">×</mo>
                <mi mathvariant="italic">oba</mi>
              </mrow>
              <mo stretchy="false">=</mo>
              <msub>
                <mtext>int</mtext>
                <mi>n</mi>
              </msub>
            </mrow>
            <mn>.0</mn>
          </mrow>
        </mtd>
      </mtr>
    </mtable>
    <annotation encoding="StarMath 5.0">dec rsub 2 times oba = "int" rsub 3 . dec rsub 3
newline
dotsaxis ~ dotsaxis
newline
dec rsub { n-1 } times oba = "int" rsub n .0
</annotation>
  </semantics>
</math>
</file>

<file path=Object 24/content.xml><?xml version="1.0" encoding="utf-8"?>
<math xmlns="http://www.w3.org/1998/Math/MathML" display="block">
  <semantics>
    <mrow>
      <msub>
        <mtext>int</mtext>
        <mn>1</mn>
      </msub>
      <mspace width="2em"/>
      <msub>
        <mtext>int</mtext>
        <mn>2</mn>
      </msub>
      <mspace width="2em"/>
      <mo stretchy="false">⋯</mo>
      <mspace width="2em"/>
      <msub>
        <mtext>int</mtext>
        <mi>n</mi>
      </msub>
    </mrow>
    <annotation encoding="StarMath 5.0">"int" rsub 1
~
"int" rsub 2
~
dotsaxis
~
"int" rsub n</annotation>
  </semantics>
</math>
</file>

<file path=Object 3/content.xml><?xml version="1.0" encoding="utf-8"?>
<math xmlns="http://www.w3.org/1998/Math/MathML" display="block">
  <semantics>
    <mrow>
      <mn>1</mn>
      <mn>1</mn>
      <mn>1</mn>
      <mn>0</mn>
      <mn>0</mn>
      <mn>1</mn>
      <mn>1</mn>
      <mn>1</mn>
    </mrow>
    <annotation encoding="StarMath 5.0">{
	1 1 1 0 0 1 1 1
}</annotation>
  </semantics>
</math>
</file>

<file path=Object 4/content.xml><?xml version="1.0" encoding="utf-8"?>
<math xmlns="http://www.w3.org/1998/Math/MathML" display="block">
  <semantics>
    <mrow>
      <mrow>
        <msup>
          <mn>2</mn>
          <mn>7</mn>
        </msup>
        <mo stretchy="false">+</mo>
        <msup>
          <mn>2</mn>
          <mn>6</mn>
        </msup>
        <mo stretchy="false">+</mo>
        <msup>
          <mn>2</mn>
          <mn>5</mn>
        </msup>
        <mo stretchy="false">+</mo>
        <msup>
          <mn>2</mn>
          <mn>2</mn>
        </msup>
        <mo stretchy="false">+</mo>
        <msup>
          <mn>2</mn>
          <mn>1</mn>
        </msup>
        <mo stretchy="false">+</mo>
        <msup>
          <mn>2</mn>
          <mn>0</mn>
        </msup>
      </mrow>
      <mo stretchy="false">=</mo>
      <mrow>
        <mn>128</mn>
        <mo stretchy="false">+</mo>
        <mn>64</mn>
        <mo stretchy="false">+</mo>
        <mn>32</mn>
        <mo stretchy="false">+</mo>
        <mn>4</mn>
        <mo stretchy="false">+</mo>
        <mn>2</mn>
        <mo stretchy="false">+</mo>
        <mn>1</mn>
      </mrow>
      <mo stretchy="false">=</mo>
      <mn>231</mn>
    </mrow>
    <annotation encoding="StarMath 5.0">{
	2 rsup 7
	+
	2 rsup 6
	+
	2 rsup 5
	+
	2 rsup 2
	+
	2 rsup 1
	+
	2 rsup 0
	=
	128 + 64 + 32 + 4 + 2 + 1
	=
	231
}
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row>
                <mn>114</mn>
                <mo stretchy="false">÷</mo>
                <mn>8</mn>
              </mrow>
              <mo stretchy="false">=</mo>
              <mn>14</mn>
            </mrow>
            <mspace width="2em"/>
            <mo stretchy="false">⋯</mo>
            <mspace width="2em"/>
            <mn>2</mn>
          </mrow>
        </mtd>
      </mtr>
      <mtr>
        <mtd>
          <mrow>
            <mrow>
              <mrow>
                <mn>14</mn>
                <mo stretchy="false">÷</mo>
                <mn>8</mn>
              </mrow>
              <mo stretchy="false">=</mo>
              <mn>1</mn>
            </mrow>
            <mspace width="2em"/>
            <mo stretchy="false">⋯</mo>
            <mspace width="2em"/>
            <mn>6</mn>
          </mrow>
        </mtd>
      </mtr>
      <mtr>
        <mtd>
          <mrow>
            <mrow>
              <mrow>
                <mn>1</mn>
                <mo stretchy="false">÷</mo>
                <mn>8</mn>
              </mrow>
              <mo stretchy="false">=</mo>
              <mn>0</mn>
            </mrow>
            <mspace width="2em"/>
            <mo stretchy="false">⋯</mo>
            <mspace width="2em"/>
            <mn>1</mn>
          </mrow>
        </mtd>
      </mtr>
    </mtable>
    <annotation encoding="StarMath 5.0">{
	114 div 8 = 14 ~dotsaxis~ 2
}
newline
{
	14 div 8 = 1 ~dotsaxis~ 6
}
newline
{
	1 div 8 = 0 ~dotsaxis~ 1
}
</annotation>
  </semantics>
</math>
</file>

<file path=Object 6/content.xml><?xml version="1.0" encoding="utf-8"?>
<math xmlns="http://www.w3.org/1998/Math/MathML" display="block">
  <semantics>
    <mrow>
      <mrow>
        <mrow>
          <mn>1</mn>
          <mo stretchy="false">×</mo>
          <msup>
            <mn>8</mn>
            <mn>2</mn>
          </msup>
        </mrow>
        <mo stretchy="false">+</mo>
        <mrow>
          <mn>6</mn>
          <mo stretchy="false">×</mo>
          <msup>
            <mn>8</mn>
            <mn>1</mn>
          </msup>
        </mrow>
        <mo stretchy="false">+</mo>
        <mrow>
          <mn>2</mn>
          <mo stretchy="false">×</mo>
          <msup>
            <mn>8</mn>
            <mn>0</mn>
          </msup>
        </mrow>
      </mrow>
      <mo stretchy="false">=</mo>
      <mrow>
        <mn>64</mn>
        <mo stretchy="false">+</mo>
        <mn>48</mn>
        <mo stretchy="false">+</mo>
        <mn>2</mn>
      </mrow>
      <mo stretchy="false">=</mo>
      <mn>114</mn>
    </mrow>
    <annotation encoding="StarMath 5.0">{
	1 times 8 rsup 2
	+
	6 times 8 rsup 1
	+
	2 times 8 rsup 0
	=
	64 + 48 + 2
	=
	114
}

	</annotation>
  </semantics>
</math>
</file>

<file path=Object 7/content.xml><?xml version="1.0" encoding="utf-8"?>
<math xmlns="http://www.w3.org/1998/Math/MathML" display="block">
  <semantics>
    <mrow>
      <mrow>
        <mrow>
          <mi mathvariant="italic">dec</mi>
          <mo stretchy="false">÷</mo>
          <mi mathvariant="italic">oba</mi>
        </mrow>
        <mo stretchy="false">=</mo>
        <mi mathvariant="italic">res</mi>
      </mrow>
      <mn>1</mn>
      <mspace width="2em"/>
      <mo stretchy="false">⋯</mo>
      <mspace width="2em"/>
      <mi mathvariant="italic">rem</mi>
      <mn>1</mn>
    </mrow>
    <annotation encoding="StarMath 5.0">dec div oba = res1 ~ dotsaxis~ rem1










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row>
                <mn>981</mn>
                <mo stretchy="false">÷</mo>
                <mn>16</mn>
              </mrow>
              <mo stretchy="false">=</mo>
              <mn>61</mn>
            </mrow>
            <mspace width="2em"/>
            <mo stretchy="false">⋯</mo>
            <mspace width="2em"/>
            <mn>5</mn>
          </mrow>
        </mtd>
      </mtr>
      <mtr>
        <mtd>
          <mrow>
            <mrow>
              <mrow>
                <mn>61</mn>
                <mo stretchy="false">÷</mo>
                <mn>16</mn>
              </mrow>
              <mo stretchy="false">=</mo>
              <mn>3</mn>
            </mrow>
            <mspace width="2em"/>
            <mo stretchy="false">⋯</mo>
            <mspace width="2em"/>
            <mi>D</mi>
          </mrow>
        </mtd>
      </mtr>
      <mtr>
        <mtd>
          <mrow>
            <mrow>
              <mrow>
                <mn>3</mn>
                <mo stretchy="false">÷</mo>
                <mn>16</mn>
              </mrow>
              <mo stretchy="false">=</mo>
              <mn>0</mn>
            </mrow>
            <mspace width="2em"/>
            <mo stretchy="false">⋯</mo>
            <mspace width="2em"/>
            <mn>3</mn>
          </mrow>
        </mtd>
      </mtr>
    </mtable>
    <annotation encoding="StarMath 5.0">{
	981 div 16 = 61 ~dotsaxis~ 5
}
newline
{
	61 div 16 = 3 ~dotsaxis~ D
}
newline
{
	3 div 16 = 0 ~dotsaxis~ 3
}
</annotation>
  </semantics>
</math>
</file>

<file path=Object 9/content.xml><?xml version="1.0" encoding="utf-8"?>
<math xmlns="http://www.w3.org/1998/Math/MathML" display="block">
  <semantics>
    <mrow>
      <mrow>
        <mrow>
          <mn>3</mn>
          <mo stretchy="false">×</mo>
          <msup>
            <mn>16</mn>
            <mn>2</mn>
          </msup>
        </mrow>
        <mo stretchy="false">+</mo>
        <mrow>
          <mi>D</mi>
          <mo stretchy="false">×</mo>
          <msup>
            <mn>16</mn>
            <mn>1</mn>
          </msup>
        </mrow>
        <mo stretchy="false">+</mo>
        <mrow>
          <mn>5</mn>
          <mo stretchy="false">×</mo>
          <msup>
            <mn>16</mn>
            <mn>0</mn>
          </msup>
        </mrow>
      </mrow>
      <mo stretchy="false">=</mo>
      <mrow>
        <mrow>
          <mn>3</mn>
          <mo stretchy="false">×</mo>
          <msup>
            <mn>16</mn>
            <mn>2</mn>
          </msup>
        </mrow>
        <mo stretchy="false">+</mo>
        <mrow>
          <mn>13</mn>
          <mo stretchy="false">×</mo>
          <msup>
            <mn>16</mn>
            <mn>1</mn>
          </msup>
        </mrow>
        <mo stretchy="false">+</mo>
        <mrow>
          <mn>5</mn>
          <mo stretchy="false">×</mo>
          <msup>
            <mn>16</mn>
            <mn>0</mn>
          </msup>
        </mrow>
      </mrow>
      <mo stretchy="false">=</mo>
      <mn>981</mn>
    </mrow>
    <annotation encoding="StarMath 5.0">{
	3 times 16 rsup 2
	+
	D times 16 rsup 1
	+
	5 times 16 rsup 0
	=
	3 times 16 rsup 2
	+
	13 times 16 rsup 1
	+
	5 times 16 rsup 0
	=
	981
}
</annotation>
  </semantics>
</math>
</file>